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13ee53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0:21.161044652</meta:creation-date>
    <meta:generator>LibreOffice/5.1.6.2$Linux_X86_64 LibreOffice_project/10m0$Build-2</meta:generator>
    <dc:date>2017-10-05T09:48:34.802352433</dc:date>
    <meta:editing-duration>PT2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